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e99" officeooo:paragraph-rsid="00197e99"/>
    </style:style>
    <style:style style:name="P2" style:family="paragraph" style:parent-style-name="Standard">
      <style:text-properties officeooo:rsid="00197e99" officeooo:paragraph-rsid="001bc925"/>
    </style:style>
    <style:style style:name="P3" style:family="paragraph" style:parent-style-name="Standard">
      <style:text-properties officeooo:rsid="001a4423" officeooo:paragraph-rsid="001a4423"/>
    </style:style>
    <style:style style:name="P4" style:family="paragraph" style:parent-style-name="Standard">
      <style:text-properties officeooo:rsid="001a4423" officeooo:paragraph-rsid="001bc925"/>
    </style:style>
    <style:style style:name="P5" style:family="paragraph" style:parent-style-name="Standard">
      <style:text-properties officeooo:rsid="001bc925" officeooo:paragraph-rsid="001bc925"/>
    </style:style>
    <style:style style:name="T1" style:family="text">
      <style:text-properties officeooo:rsid="001bc9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 a)</text:p>
      <text:p text:style-name="P1"><text:span text:style-name="T1">class </text:span>Ticket</text:p>
      <text:p text:style-name="P3">att:<text:tab/>total<text:span text:style-name="T1">P</text:span>rice, <text:span text:style-name="T1">receivedMoney, returnedMoney, cumulusNr, receivedPoints, articles[[]], </text:span></text:p>
      <text:p text:style-name="P4"/>
      <text:p text:style-name="P3">methods:<text:tab/>calcTotalPrice(), <text:span text:style-name="T1">addArticle(), rmArticle()</text:span></text:p>
      <text:p text:style-name="P1"/>
      <text:p text:style-name="P1"><text:span text:style-name="T1">class Shop</text:span></text:p>
      <text:p text:style-name="P1">att: <text:tab/>name, addr, nr, …</text:p>
      <text:p text:style-name="P1"/>
      <text:p text:style-name="P1"/>
      <text:p text:style-name="P1"><text:span text:style-name="T1">class </text:span>Article</text:p>
      <text:p text:style-name="P2">att: <text:tab/>name, price, <text:s/><text:span text:style-name="T1">mwstCategory</text:span></text:p>
      <text:p text:style-name="P1"/>
      <text:p text:style-name="P5"/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3:31:43.543884917</meta:creation-date>
    <dc:date>2022-09-22T14:03:31.720940469</dc:date>
    <meta:editing-duration>PT1M17S</meta:editing-duration>
    <meta:editing-cycles>1</meta:editing-cycles>
    <meta:document-statistic meta:table-count="0" meta:image-count="0" meta:object-count="0" meta:page-count="1" meta:paragraph-count="8" meta:word-count="28" meta:character-count="235" meta:non-whitespace-character-count="211"/>
    <meta:generator>LibreOffice/7.3.6.2$Linux_X86_64 LibreOffice_project/30$Build-2</meta:generator>
  </office:meta>
</office:document-meta>
</file>